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fe5"/>
    </style:style>
    <style:style style:name="P2" style:family="paragraph" style:parent-style-name="Standard">
      <style:text-properties officeooo:rsid="001bcfe5" officeooo:paragraph-rsid="001bcfe5"/>
    </style:style>
    <style:style style:name="P3" style:family="paragraph" style:parent-style-name="Standard">
      <style:text-properties fo:font-size="16pt" officeooo:rsid="001bcfe5" officeooo:paragraph-rsid="001bcfe5" style:font-size-asian="14pt" style:font-size-complex="16pt"/>
    </style:style>
    <style:style style:name="P4" style:family="paragraph" style:parent-style-name="Standard">
      <style:text-properties fo:font-size="16pt" officeooo:rsid="001db837" officeooo:paragraph-rsid="001db837" style:font-size-asian="14pt" style:font-size-complex="16pt"/>
    </style:style>
    <style:style style:name="P5" style:family="paragraph" style:parent-style-name="Standard">
      <style:text-properties fo:font-size="14pt" officeooo:rsid="001bcfe5" officeooo:paragraph-rsid="001bcfe5" style:font-size-asian="12.25pt" style:font-size-complex="14pt"/>
    </style:style>
    <style:style style:name="P6" style:family="paragraph" style:parent-style-name="Standard">
      <style:text-properties officeooo:rsid="001db837" officeooo:paragraph-rsid="001db837"/>
    </style:style>
    <style:style style:name="P7" style:family="paragraph" style:parent-style-name="Standard">
      <style:text-properties officeooo:paragraph-rsid="001db837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bcfe5" style:font-size-asian="15.75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bcfe5" style:font-size-asian="14pt" style:font-size-complex="14pt"/>
    </style:style>
    <style:style style:name="T5" style:family="text">
      <style:text-properties officeooo:rsid="001db8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4"/><text:span text:style-name="T1"><text:s text:c="13"/></text:span><text:span text:style-name="T2">Mukund Hebbar</text:span></text:p>
      <text:p text:style-name="P1"><text:span text:style-name="T2"><text:s text:c="34"/></text:span><text:span text:style-name="T4">Gachibowli, Hyderabad</text:span></text:p>
      <text:p text:style-name="P7"><text:span text:style-name="T4"><text:s text:c="47"/>+91 8317460360</text:span></text:p>
      <text:p text:style-name="P7"><text:span text:style-name="T4"><text:s text:c="35"/></text:span><text:a xlink:type="simple" xlink:href="mailto:mukund.hebbar@students.iiit.ac.in" text:style-name="Internet_20_link" text:visited-style-name="Visited_20_Internet_20_Link"><text:span text:style-name="T4">mukund.hebbar@students.iiit.ac.in</text:span></text:a></text:p>
      <text:p text:style-name="P1"><text:span text:style-name="T4"/></text:p>
      <text:p text:style-name="P2"><text:span text:style-name="T3"/></text:p>
      <text:p text:style-name="P2"><text:span text:style-name="T3"/></text:p>
      <text:p text:style-name="P2"><text:span text:style-name="T3">Date of Birth: 23 November, 2005.</text:span></text:p>
      <text:p text:style-name="P2"><text:span text:style-name="T3"/></text:p>
      <text:p text:style-name="P2"><text:span text:style-name="T3"/></text:p>
      <text:p text:style-name="P3">Education:</text:p>
      <text:p text:style-name="P3"/>
      <text:p text:style-name="P3">International Institute of Information Technology – Hyderabad.</text:p>
      <text:p text:style-name="P3">Currently pursuing a Bachelor’s in Computer Science and Engineering as a freshman (Admission - 2024).</text:p>
      <text:p text:style-name="P1"><text:span text:style-name="T4"><text:s/></text:span></text:p>
      <text:p text:style-name="P2"><text:span text:style-name="T3">Courses:</text:span></text:p>
      <text:p text:style-name="P2"><text:span text:style-name="T3">Digital Systems and Microcontrollers</text:span></text:p>
      <text:p text:style-name="P2"><text:span text:style-name="T3">Computer Programming </text:span></text:p>
      <text:p text:style-name="P2"><text:span text:style-name="T3">Discrete Structures</text:span></text:p>
      <text:p text:style-name="P2"><text:span text:style-name="T3">Linear Algebra</text:span></text:p>
      <text:p text:style-name="P2"><text:span text:style-name="T3">Data Structures and Algorithms</text:span></text:p>
      <text:p text:style-name="P2"><text:span text:style-name="T3">Introduction to IoT</text:span></text:p>
      <text:p text:style-name="P2"><text:span text:style-name="T3">Introduction to Software Systems</text:span></text:p>
      <text:p text:style-name="P2"><text:span text:style-name="T3">Computer Systems Organization.</text:span></text:p>
      <text:p text:style-name="P2"><text:span text:style-name="T3"/></text:p>
      <text:p text:style-name="P3"/>
      <text:p text:style-name="P4">Joint Entrance Examination – 2024</text:p>
      <text:p text:style-name="P4">Mains – All India Rank – 944</text:p>
      <text:p text:style-name="P4">Advanced – All India Rank - 1633</text:p>
      <text:p text:style-name="P3"/>
      <text:p text:style-name="P3">RV PU College.</text:p>
      <text:p text:style-name="P5"/>
      <text:p text:style-name="P5">Karnataka State Board Secondary Examination – Score: 95/5%</text:p>
      <text:p text:style-name="P2"><text:span text:style-name="T3"><text:s text:c="4"/>Courses: Physics, Chemistry, Mathematics, Computer Science, English, Kannada.</text:span></text:p>
      <text:p text:style-name="P2"><text:span text:style-name="T3"/></text:p>
      <text:p text:style-name="P6"><text:span text:style-name="T3">Little Flower Public School:</text:span></text:p>
      <text:p text:style-name="P6"><text:span text:style-name="T3">ICSE affliation</text:span></text:p>
      <text:p text:style-name="P6"><text:span text:style-name="T3">ICSE Board examination: 96.5%</text:span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Technical Skills:</text:p>
      <text:p text:style-name="P3"/>
      <text:p text:style-name="P3">C/C++, React JS, Javascript, Arduino, MySQL, Mongo DB, x86-64 Assembly, Bash Scripting, Git, <text:span text:style-name="T5">Python</text:span>. <text:s/></text:p>
      <text:p text:style-name="P3"/>
      <text:p text:style-name="P3"/>
      <text:p text:style-name="P3"/>
      <text:p text:style-name="P4">Activities:</text:p>
      <text:p text:style-name="P4">Debate Society of IIIT Hyderabad – marketing team. (2024)</text:p>
      <text:p text:style-name="P4">Debate Society of IIIT Hyderabad – logistics team. <text:s/>(2025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8:40:12.569014154</meta:creation-date>
    <dc:date>2025-04-09T18:57:32.497057521</dc:date>
    <meta:editing-duration>PT5M27S</meta:editing-duration>
    <meta:editing-cycles>1</meta:editing-cycles>
    <meta:document-statistic meta:table-count="0" meta:image-count="0" meta:object-count="0" meta:page-count="2" meta:paragraph-count="32" meta:word-count="136" meta:character-count="1224" meta:non-whitespace-character-count="938"/>
    <meta:generator>LibreOffice/24.2.7.2$Linux_X86_64 LibreOffice_project/420$Build-2</meta:generator>
  </office:meta>
</office:document-meta>
</file>